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/>
    </style:style>
    <style:style style:name="P4" style:family="paragraph" style:parent-style-name="Standard">
      <style:paragraph-properties fo:text-align="start" style:justify-single-word="false" style:border-line-width-bottom="0.002cm 0.035cm 0.002cm" fo:padding="0.074cm" fo:border-left="none" fo:border-right="none" fo:border-top="none" fo:border-bottom="0.039cm double #000000" style:join-border="false"/>
      <style:text-properties style:font-name="FreeSans"/>
    </style:style>
    <style:style style:name="P5" style:family="paragraph" style:parent-style-name="Standard">
      <style:paragraph-properties fo:text-align="start" style:justify-single-word="false"/>
      <style:text-properties style:font-name="FreeSans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FreeSans"/>
    </style:style>
    <style:style style:name="P7" style:family="paragraph" style:parent-style-name="Standard">
      <style:paragraph-properties fo:text-align="center" style:justify-single-word="false"/>
      <style:text-properties style:font-name="FreeSans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2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4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6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1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0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C514 – Sistemas Operacionais</text:p>
      <text:p text:style-name="P2">Lab01 – Jogo da Vida</text:p>
      <text:p text:style-name="P1"/>
      <text:p text:style-name="P1"/>
      <text:p text:style-name="P1"/>
      <text:p text:style-name="P1"/>
      <text:p text:style-name="P3"><text:tab/>Neste laboratório, implementamos um “iterador” do jogo da vida (conforme proposto pelo enunciado).</text:p>
      <text:p text:style-name="P3"/>
      <text:p text:style-name="P3"><text:tab/>Para representar o tabuleiro, utilizamos uma matriz de elementos do tipo char, sendo: espaço ' ' representando uma célula morta; e cerquilha '#', uma célula viva. Como cada disposição das células vivas no tabuleiro depende apenas do estado anterior, alocamos duas <text:s/>matrizes, de modo que tab0 é o estado antigo, e tab1, o próximo estado. Ao fim de cada iteração e impressão do tabuleiro, o tabuleiro é atualizado.</text:p>
      <text:p text:style-name="P3"/>
      <text:p text:style-name="P3"><text:tab/>Cada célula do tabuleiro novo é função da mesma célula do tabuleiro anterior, e das 8 células que o circundam. Desse modo, o processo do tabuleiro se dá pela chamada de threads, cada uma cuidando de uma linha.</text:p>
      <text:p text:style-name="P3"/>
      <text:p text:style-name="P3"><text:tab/>O programa tem um estado inicial padrão definido, mas é possível dar entradas via linha de comando, conforme indicado pela interf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lipe Braga</meta:initial-creator>
    <meta:creation-date>2009-03-10T16:04:44</meta:creation-date>
    <dc:creator>Felipe Eltermann</dc:creator>
    <dc:date>2009-03-16T22:00:42</dc:date>
    <meta:editing-cycles>3</meta:editing-cycles>
    <meta:editing-duration>PT2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44" meta:character-count="905"/>
  </office:meta>
</office:document-meta>
</file>